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"/>
    <style:font-face style:name="Trebuchet MS" svg:font-family="'Trebuchet MS'"/>
    <style:font-face style:name="Courier 10 Pitch" svg:font-family="'Courier 10 Pitch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1" svg:font-family="Arimo" style:font-family-generic="swiss" style:font-pitch="variable"/>
    <style:font-face style:name="Arimo" svg:font-family="Arimo" style:font-adornments="Bold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.0626in" fo:line-height="115%" fo:text-indent="0in" style:auto-text-indent="false" fo:break-before="auto" fo:break-after="auto" style:writing-mode="lr-tb"/>
      <style:text-properties style:font-name="Arimo1" fo:font-size="11pt" style:font-name-asian="Open Sans" style:font-size-asian="11pt" style:font-name-complex="Open Sans" style:font-size-complex="11pt"/>
    </style:style>
    <style:style style:name="P2" style:family="paragraph" style:parent-style-name="Standard">
      <style:paragraph-properties fo:margin-left="0in" fo:margin-right="0.0626in" fo:line-height="115%" fo:text-indent="0in" style:auto-text-indent="false" fo:break-before="auto" fo:break-after="auto" style:writing-mode="lr-tb"/>
      <style:text-properties style:font-name="Arimo1" fo:font-size="11pt" officeooo:paragraph-rsid="001a92ef" style:font-name-asian="Open Sans" style:font-size-asian="11pt" style:font-name-complex="Open Sans" style:font-size-complex="11pt"/>
    </style:style>
    <style:style style:name="P3" style:family="paragraph" style:parent-style-name="Standard">
      <style:paragraph-properties fo:margin-left="0in" fo:margin-right="0.0626in" fo:line-height="115%" fo:text-indent="0in" style:auto-text-indent="false" fo:break-before="auto" fo:break-after="auto" style:writing-mode="lr-tb"/>
      <style:text-properties style:font-name="Arimo1" fo:font-size="11pt" officeooo:paragraph-rsid="001ae8c9" style:font-name-asian="Open Sans" style:font-size-asian="11pt" style:font-name-complex="Open Sans" style:font-size-complex="11pt"/>
    </style:style>
    <style:style style:name="P4" style:family="paragraph" style:parent-style-name="Standard">
      <style:paragraph-properties fo:margin-left="0in" fo:margin-right="0.0626in" fo:line-height="115%" fo:text-indent="0in" style:auto-text-indent="false" fo:break-before="auto" fo:break-after="auto" style:writing-mode="lr-tb"/>
      <style:text-properties style:font-name="Arimo1" fo:font-size="11pt" officeooo:paragraph-rsid="002a9a10" style:font-name-asian="Open Sans" style:font-size-asian="11pt" style:font-name-complex="Open Sans" style:font-size-complex="11pt"/>
    </style:style>
    <style:style style:name="P5" style:family="paragraph" style:parent-style-name="Standard">
      <style:paragraph-properties fo:margin-left="0in" fo:margin-right="0.0626in" fo:line-height="115%" fo:text-indent="0in" style:auto-text-indent="false" fo:break-before="auto" fo:break-after="auto" style:writing-mode="lr-tb"/>
      <style:text-properties style:font-name="Arimo1" fo:font-size="11pt" officeooo:paragraph-rsid="002e7d14" style:font-name-asian="Open Sans" style:font-size-asian="11pt" style:font-name-complex="Open Sans" style:font-size-complex="11pt"/>
    </style:style>
    <style:style style:name="P6" style:family="paragraph" style:parent-style-name="Standard">
      <style:paragraph-properties fo:margin-left="0in" fo:margin-right="0.0626in" fo:line-height="115%" fo:text-indent="0in" style:auto-text-indent="false" fo:break-before="auto" fo:break-after="auto" style:writing-mode="lr-tb"/>
      <style:text-properties style:font-name="Arimo1" fo:font-size="11pt" officeooo:paragraph-rsid="00293b4a" style:font-name-asian="Open Sans" style:font-size-asian="11pt" style:font-name-complex="Open Sans" style:font-size-complex="11pt"/>
    </style:style>
    <style:style style:name="P7" style:family="paragraph" style:parent-style-name="Standard">
      <style:paragraph-properties fo:margin-left="0in" fo:margin-right="0.0626in" fo:line-height="115%" fo:text-align="justify" style:justify-single-word="false" fo:text-indent="0in" style:auto-text-indent="false" fo:break-before="auto" fo:break-after="auto" style:writing-mode="lr-tb"/>
      <style:text-properties style:font-name="Arimo1" fo:font-size="11pt" style:font-name-asian="Open Sans" style:font-size-asian="11pt" style:font-name-complex="Open Sans" style:font-size-complex="11pt"/>
    </style:style>
    <style:style style:name="P8" style:family="paragraph" style:parent-style-name="Standard">
      <style:paragraph-properties fo:margin-left="0in" fo:margin-right="0.0626in" fo:line-height="115%" fo:text-indent="0in" style:auto-text-indent="false" fo:break-before="auto" fo:break-after="auto" style:writing-mode="lr-tb"/>
      <style:text-properties style:font-name="Arimo1" fo:font-size="11pt" officeooo:paragraph-rsid="003233e8" style:font-name-asian="Open Sans" style:font-size-asian="11pt" style:font-name-complex="Open Sans" style:font-size-complex="11pt"/>
    </style:style>
    <style:style style:name="P9" style:family="paragraph" style:parent-style-name="Standard">
      <style:paragraph-properties fo:margin-left="0in" fo:margin-right="0.0626in" fo:line-height="115%" fo:text-indent="0in" style:auto-text-indent="false" fo:break-before="auto" fo:break-after="auto" style:writing-mode="lr-tb"/>
      <style:text-properties style:font-name="Arimo1" fo:font-size="11pt" officeooo:paragraph-rsid="0032f6c8" style:font-name-asian="Open Sans" style:font-size-asian="11pt" style:font-name-complex="Open Sans" style:font-size-complex="11pt"/>
    </style:style>
    <style:style style:name="P10" style:family="paragraph" style:parent-style-name="Standard">
      <style:paragraph-properties fo:margin-left="0in" fo:margin-right="0.0626in" fo:line-height="115%" fo:text-indent="0in" style:auto-text-indent="false" fo:break-before="auto" fo:break-after="auto" style:writing-mode="lr-tb"/>
      <style:text-properties style:font-name="Arimo1" fo:font-size="11pt" officeooo:paragraph-rsid="00132757" style:font-name-asian="Open Sans" style:font-size-asian="11pt" style:font-name-complex="Open Sans" style:font-size-complex="11pt"/>
    </style:style>
    <style:style style:name="P11" style:family="paragraph" style:parent-style-name="Standard">
      <style:paragraph-properties fo:margin-left="0in" fo:margin-right="0.0626in" fo:line-height="115%" fo:text-indent="0in" style:auto-text-indent="false" fo:break-before="auto" fo:break-after="auto" style:writing-mode="lr-tb"/>
      <style:text-properties style:font-name="Arimo1" fo:font-size="11pt" officeooo:paragraph-rsid="002efe97" style:font-name-asian="Open Sans" style:font-size-asian="11pt" style:font-name-complex="Open Sans" style:font-size-complex="11pt"/>
    </style:style>
    <style:style style:name="P12" style:family="paragraph" style:parent-style-name="Standard">
      <style:paragraph-properties fo:margin-left="0in" fo:margin-right="0.0626in" fo:line-height="115%" fo:text-indent="0in" style:auto-text-indent="false" fo:break-before="auto" fo:break-after="auto" style:writing-mode="lr-tb"/>
      <style:text-properties style:font-name="Arimo1" fo:font-size="11pt" officeooo:paragraph-rsid="0036c1d0" style:font-name-asian="Open Sans" style:font-size-asian="11pt" style:font-name-complex="Open Sans" style:font-size-complex="11pt"/>
    </style:style>
    <style:style style:name="P13" style:family="paragraph" style:parent-style-name="Standard">
      <style:paragraph-properties fo:margin-left="0in" fo:margin-right="0.0626in" fo:line-height="115%" fo:text-indent="0in" style:auto-text-indent="false" fo:break-before="auto" fo:break-after="auto" style:writing-mode="lr-tb"/>
      <style:text-properties style:font-name="Arimo1" fo:font-size="11pt" style:font-size-asian="11pt" style:font-size-complex="11pt"/>
    </style:style>
    <style:style style:name="P14" style:family="paragraph" style:parent-style-name="Standard">
      <style:paragraph-properties fo:margin-left="0in" fo:margin-right="0.0626in" fo:line-height="115%" fo:text-indent="0in" style:auto-text-indent="false" fo:break-before="auto" fo:break-after="auto" style:writing-mode="lr-tb"/>
      <style:text-properties style:font-name="Arimo1" fo:font-size="11pt" officeooo:paragraph-rsid="001d6286" style:font-size-asian="11pt" style:font-size-complex="11pt"/>
    </style:style>
    <style:style style:name="P15" style:family="paragraph" style:parent-style-name="Standard">
      <style:paragraph-properties fo:margin-left="0in" fo:margin-right="0.0626in" fo:line-height="115%" fo:text-indent="0in" style:auto-text-indent="false" fo:break-before="auto" fo:break-after="auto" style:writing-mode="lr-tb"/>
      <style:text-properties style:font-name="Arimo1" fo:font-size="11pt" fo:font-weight="bold" officeooo:paragraph-rsid="00132757" style:font-name-asian="Open Sans" style:font-size-asian="11pt" style:font-weight-asian="bold" style:font-name-complex="Open Sans" style:font-size-complex="11pt" style:font-weight-complex="bold"/>
    </style:style>
    <style:style style:name="P16" style:family="paragraph" style:parent-style-name="Standard">
      <style:paragraph-properties fo:margin-left="0in" fo:margin-right="0.0626in" fo:line-height="115%" fo:text-indent="0in" style:auto-text-indent="false" style:writing-mode="lr-tb"/>
      <style:text-properties style:font-name="Arimo1" fo:font-size="11pt" style:font-name-asian="Open Sans" style:font-size-asian="11pt" style:font-name-complex="Open Sans" style:font-size-complex="11pt"/>
    </style:style>
    <style:style style:name="P17" style:family="paragraph" style:parent-style-name="Standard">
      <style:paragraph-properties fo:margin-left="0in" fo:margin-right="0.0626in" fo:line-height="115%" fo:text-indent="0in" style:auto-text-indent="false" style:writing-mode="lr-tb"/>
      <style:text-properties style:font-name="Arimo1" fo:font-size="11pt" officeooo:paragraph-rsid="001a92ef" style:font-name-asian="Open Sans" style:font-size-asian="11pt" style:font-name-complex="Open Sans" style:font-size-complex="11pt"/>
    </style:style>
    <style:style style:name="P18" style:family="paragraph" style:parent-style-name="Standard">
      <style:paragraph-properties fo:margin-left="0in" fo:margin-right="0.0626in" fo:line-height="115%" fo:text-indent="0in" style:auto-text-indent="false" style:writing-mode="lr-tb"/>
      <style:text-properties style:font-name="Arimo1" fo:font-size="11pt" officeooo:paragraph-rsid="002e7d14" style:font-name-asian="Open Sans" style:font-size-asian="11pt" style:font-name-complex="Open Sans" style:font-size-complex="11pt"/>
    </style:style>
    <style:style style:name="P19" style:family="paragraph" style:parent-style-name="Standard">
      <style:paragraph-properties fo:margin-left="0in" fo:margin-right="0.0626in" fo:line-height="115%" fo:text-indent="0in" style:auto-text-indent="false" style:writing-mode="lr-tb"/>
      <style:text-properties style:font-name="Arimo1" fo:font-size="11pt" officeooo:paragraph-rsid="00293b4a" style:font-name-asian="Open Sans" style:font-size-asian="11pt" style:font-name-complex="Open Sans" style:font-size-complex="11pt"/>
    </style:style>
    <style:style style:name="P20" style:family="paragraph" style:parent-style-name="Standard">
      <style:paragraph-properties fo:margin-left="0in" fo:margin-right="0.0626in" fo:line-height="115%" fo:text-indent="0in" style:auto-text-indent="false" style:writing-mode="lr-tb"/>
      <style:text-properties style:font-name="Arimo1" fo:font-size="11pt" officeooo:paragraph-rsid="00132757" style:font-name-asian="Open Sans" style:font-size-asian="11pt" style:font-name-complex="Open Sans" style:font-size-complex="11pt"/>
    </style:style>
    <style:style style:name="P21" style:family="paragraph" style:parent-style-name="Standard">
      <style:paragraph-properties fo:margin-left="0in" fo:margin-right="0.0626in" fo:line-height="115%" fo:text-indent="0in" style:auto-text-indent="false" style:writing-mode="lr-tb"/>
      <style:text-properties style:font-name="Arimo1" fo:font-size="11pt" officeooo:paragraph-rsid="0036c1d0" style:font-name-asian="Open Sans" style:font-size-asian="11pt" style:font-name-complex="Open Sans" style:font-size-complex="11pt"/>
    </style:style>
    <style:style style:name="P22" style:family="paragraph" style:parent-style-name="Standard">
      <style:paragraph-properties fo:margin-left="0in" fo:margin-right="0.0626in" fo:line-height="115%" fo:text-indent="0in" style:auto-text-indent="false" style:writing-mode="lr-tb"/>
      <style:text-properties style:font-name="Arimo1" fo:font-size="11pt" officeooo:rsid="002efe97" officeooo:paragraph-rsid="002efe97" style:font-name-asian="Open Sans" style:font-size-asian="11pt" style:font-name-complex="Open Sans" style:font-size-complex="11pt"/>
    </style:style>
    <style:style style:name="P23" style:family="paragraph" style:parent-style-name="Standard">
      <style:paragraph-properties fo:margin-left="0in" fo:margin-right="0.0626in" fo:line-height="115%" fo:text-indent="0in" style:auto-text-indent="false" style:writing-mode="lr-tb"/>
      <style:text-properties style:font-name="Arimo1" fo:font-size="11pt" officeooo:paragraph-rsid="003233e8" style:font-size-asian="11pt" style:font-size-complex="11pt"/>
    </style:style>
    <style:style style:name="P24" style:family="paragraph" style:parent-style-name="Standard">
      <style:paragraph-properties fo:margin-left="0in" fo:margin-right="0.0626in" fo:line-height="115%" fo:text-indent="0in" style:auto-text-indent="false" style:writing-mode="lr-tb"/>
      <style:text-properties style:font-name="Courier 10 Pitch" fo:font-size="10.6000003814697pt" fo:font-style="normal" officeooo:rsid="000bd78d" officeooo:paragraph-rsid="00132757" style:font-name-asian="Open Sans" style:font-size-asian="10.6000003814697pt" style:font-style-asian="normal" style:font-name-complex="Open Sans" style:font-size-complex="10.6000003814697pt" style:font-style-complex="normal"/>
    </style:style>
    <style:style style:name="P25" style:family="paragraph" style:parent-style-name="Standard">
      <style:paragraph-properties fo:margin-left="0in" fo:margin-right="0.0626in" fo:line-height="115%" fo:text-indent="0in" style:auto-text-indent="false" fo:break-before="page" style:writing-mode="lr-tb"/>
      <style:text-properties style:font-name="Arimo1" fo:font-size="11pt" style:font-name-asian="Open Sans" style:font-size-asian="11pt" style:font-name-complex="Open Sans" style:font-size-complex="11pt"/>
    </style:style>
    <style:style style:name="P26" style:family="paragraph" style:parent-style-name="Standard">
      <style:paragraph-properties fo:margin-left="0in" fo:margin-right="0.0626in" fo:line-height="115%" fo:text-indent="0in" style:auto-text-indent="false" fo:break-before="page" style:writing-mode="lr-tb"/>
      <style:text-properties style:font-name="Arimo1" fo:font-size="11pt" style:font-name-asian="Open Sans" style:font-size-asian="11pt" style:font-name-complex="Open Sans" style:font-size-complex="11pt"/>
    </style:style>
    <style:style style:name="P27" style:family="paragraph" style:parent-style-name="Standard">
      <style:paragraph-properties fo:margin-left="0in" fo:margin-right="0.0626in" fo:line-height="115%" fo:text-indent="0in" style:auto-text-indent="false" style:writing-mode="lr-tb"/>
      <style:text-properties style:font-name="Arimo1" fo:font-size="11pt" style:font-name-asian="Open Sans" style:font-size-asian="11pt" style:font-name-complex="Open Sans" style:font-size-complex="11pt"/>
    </style:style>
    <style:style style:name="P28" style:family="paragraph" style:parent-style-name="Standard">
      <style:paragraph-properties fo:margin-left="0in" fo:margin-right="0.0626in" fo:line-height="115%" fo:text-indent="0in" style:auto-text-indent="false" style:writing-mode="lr-tb"/>
      <style:text-properties style:font-name="Arimo1" fo:font-size="11pt" officeooo:paragraph-rsid="0036c1d0" style:font-name-asian="Open Sans" style:font-size-asian="11pt" style:font-name-complex="Open Sans" style:font-size-complex="11pt"/>
    </style:style>
    <style:style style:name="P29" style:family="paragraph" style:parent-style-name="Standard">
      <style:paragraph-properties fo:margin-left="0in" fo:margin-right="0.0626in" fo:line-height="115%" fo:text-indent="0in" style:auto-text-indent="false" style:writing-mode="lr-tb"/>
      <style:text-properties style:font-name="Arimo1" fo:font-size="11pt" officeooo:paragraph-rsid="003bb63f" style:font-name-asian="Open Sans" style:font-size-asian="11pt" style:font-name-complex="Open Sans" style:font-size-complex="11pt"/>
    </style:style>
    <style:style style:name="P30" style:family="paragraph" style:parent-style-name="Standard">
      <style:paragraph-properties fo:margin-left="0in" fo:margin-right="0.0626in" fo:line-height="115%" fo:text-indent="0in" style:auto-text-indent="false" style:writing-mode="lr-tb"/>
      <style:text-properties style:font-name="Arimo1" fo:font-size="11pt" officeooo:paragraph-rsid="0032f6c8" style:font-name-asian="Open Sans" style:font-size-asian="11pt" style:font-name-complex="Open Sans" style:font-size-complex="11pt"/>
    </style:style>
    <style:style style:name="P31" style:family="paragraph" style:parent-style-name="Standard">
      <style:paragraph-properties fo:margin-left="0in" fo:margin-right="0.0626in" fo:line-height="115%" fo:text-indent="0in" style:auto-text-indent="false" fo:break-before="auto" fo:break-after="auto" style:writing-mode="lr-tb"/>
      <style:text-properties style:font-name="Arimo1" fo:font-size="11pt" style:font-name-asian="Open Sans" style:font-size-asian="11pt" style:font-name-complex="Open Sans" style:font-size-complex="11pt"/>
    </style:style>
    <style:style style:name="P32" style:family="paragraph" style:parent-style-name="Standard">
      <style:paragraph-properties fo:margin-left="0in" fo:margin-right="0.0626in" fo:line-height="115%" fo:text-indent="0in" style:auto-text-indent="false" fo:break-before="auto" fo:break-after="auto" style:writing-mode="lr-tb"/>
      <style:text-properties style:font-name="Arimo1" fo:font-size="11pt" officeooo:paragraph-rsid="003bb63f" style:font-name-asian="Open Sans" style:font-size-asian="11pt" style:font-name-complex="Open Sans" style:font-size-complex="11pt"/>
    </style:style>
    <style:style style:name="P33" style:family="paragraph" style:parent-style-name="Heading_20_1">
      <style:paragraph-properties fo:break-before="page"/>
      <style:text-properties fo:font-size="11pt" fo:font-weight="bold" style:font-name-asian="Open Sans" style:font-size-asian="11pt" style:font-weight-asian="bold" style:font-name-complex="Open Sans" style:font-size-complex="11pt" style:font-weight-complex="bold"/>
    </style:style>
    <style:style style:name="P34" style:family="paragraph" style:parent-style-name="Heading_20_1">
      <style:paragraph-properties fo:break-before="page"/>
      <style:text-properties fo:font-size="11pt" style:font-size-asian="11pt" style:font-size-complex="11pt"/>
    </style:style>
    <style:style style:name="P35" style:family="paragraph" style:parent-style-name="Heading_20_1">
      <style:paragraph-properties fo:text-align="center" style:justify-single-word="false" fo:break-before="page"/>
      <style:text-properties fo:font-size="11pt" style:font-size-asian="11pt" style:font-size-complex="11pt"/>
    </style:style>
    <style:style style:name="P36" style:family="paragraph" style:parent-style-name="Heading_20_1">
      <style:paragraph-properties fo:text-align="center" style:justify-single-word="false"/>
      <style:text-properties fo:font-size="11pt" style:font-size-asian="11pt" style:font-size-complex="11pt"/>
    </style:style>
    <style:style style:name="P37" style:family="paragraph" style:parent-style-name="Untitled2" style:master-page-name="First_20_Page">
      <style:paragraph-properties fo:text-align="center" style:justify-single-word="false" style:page-number="auto" fo:break-before="auto" fo:break-after="auto"/>
      <style:text-properties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style:font-name-asian="Open Sans" style:font-name-complex="Open Sans"/>
    </style:style>
    <style:style style:name="T2" style:family="text">
      <style:text-properties officeooo:rsid="002efe97" style:font-name-asian="Open Sans" style:font-name-complex="Open Sans"/>
    </style:style>
    <style:style style:name="T3" style:family="text">
      <style:text-properties officeooo:rsid="003233e8" style:font-name-asian="Open Sans" style:font-name-complex="Open Sans"/>
    </style:style>
    <style:style style:name="T4" style:family="text">
      <style:text-properties officeooo:rsid="001d6286" style:font-name-asian="Open Sans" style:font-name-complex="Open Sans"/>
    </style:style>
    <style:style style:name="T5" style:family="text">
      <style:text-properties fo:font-weight="bold" style:font-name-asian="Open Sans" style:font-weight-asian="bold" style:font-name-complex="Open Sans" style:font-weight-complex="bold"/>
    </style:style>
    <style:style style:name="T6" style:family="text">
      <style:text-properties officeooo:rsid="00132757"/>
    </style:style>
    <style:style style:name="T7" style:family="text">
      <style:text-properties officeooo:rsid="001a92ef"/>
    </style:style>
    <style:style style:name="T8" style:family="text">
      <style:text-properties officeooo:rsid="001ae8c9"/>
    </style:style>
    <style:style style:name="T9" style:family="text">
      <style:text-properties officeooo:rsid="001f16c9"/>
    </style:style>
    <style:style style:name="T10" style:family="text">
      <style:text-properties officeooo:rsid="002a9a10"/>
    </style:style>
    <style:style style:name="T11" style:family="text">
      <style:text-properties officeooo:rsid="002e7d14"/>
    </style:style>
    <style:style style:name="T12" style:family="text">
      <style:text-properties officeooo:rsid="002efe97"/>
    </style:style>
    <style:style style:name="T13" style:family="text">
      <style:text-properties officeooo:rsid="0036c1d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I</text:p>
      <text:p text:style-name="P1"/>
      <text:p text:style-name="P1">the panama disease killed the gros michel banana which</text:p>
      <text:p text:style-name="P1">tasted like the yellow confections.</text:p>
      <text:p text:style-name="P1">there is someone who gets paid to paint flowers, </text:p>
      <text:p text:style-name="P1">Who rides on your brain stem flesh, </text:p>
      <text:p text:style-name="P1">Who clumsily deconstructs your anatomy,</text:p>
      <text:p text:style-name="P1">Who lives in the hematoma timelapse, pure rupture. <text:span text:style-name="T9">you,</text:span></text:p>
      <text:p text:style-name="P1">it’s ok to forgive yourself don’t kill yourself </text:p>
      <text:p text:style-name="P12"><text:tab/><text:tab/>y</text:p>
      <text:p text:style-name="P21"><text:s text:c="5"/>o </text:p>
      <text:p text:style-name="P21"/>
      <text:p text:style-name="P21"><text:tab/><text:tab/>u</text:p>
      <text:p text:style-name="P12"><text:tab/><text:tab/><text:tab/><text:tab/></text:p>
      <text:p text:style-name="P21"><text:tab/><text:tab/><text:tab/><text:tab/>r</text:p>
      <text:p text:style-name="P12"><text:tab/><text:tab/><text:tab/>s</text:p>
      <text:p text:style-name="P21"><text:tab/><text:tab/><text:tab/><text:tab/>e</text:p>
      <text:p text:style-name="P12"><text:tab/><text:tab/><text:tab/><text:tab/><text:tab/><text:tab/><text:tab/>l</text:p>
      <text:p text:style-name="P29"><text:tab/><text:tab/><text:tab/><text:tab/><text:tab/>f</text:p>
      <text:p text:style-name="P12"><text:soft-page-break/><text:tab/><text:tab/><text:tab/><text:tab/><text:tab/></text:p>
      <text:p text:style-name="P21"><text:tab/><text:tab/><text:tab/>y</text:p>
      <text:p text:style-name="P1"><text:tab/><text:tab/><text:tab/><text:tab/>o</text:p>
      <text:p text:style-name="P12"><text:tab/><text:tab/><text:tab/><text:tab/><text:tab/><text:tab/>u</text:p>
      <text:p text:style-name="P21"><text:tab/><text:tab/><text:tab/>r</text:p>
      <text:p text:style-name="P1"><text:tab/><text:tab/>s</text:p>
      <text:p text:style-name="P1"><text:tab/><text:tab/><text:tab/><text:tab/>e</text:p>
      <text:p text:style-name="P1"><text:tab/>l</text:p>
      <text:p text:style-name="P1"><text:tab/><text:tab/><text:tab/><text:tab/><text:tab/><text:tab/><text:tab/>f</text:p>
      <text:p text:style-name="P1">the dance you’re feeling is foolish and inelegant and</text:p>
      <text:p text:style-name="P1">honest.</text:p>
      <text:p text:style-name="P1">nothing has to end while doing laundry or watching</text:p>
      <text:p text:style-name="P1">medical dramas. </text:p>
      <text:p text:style-name="P1">there is mercy in something, lacquer covers twin sides in</text:p>
      <text:p text:style-name="P1">earnest.</text:p>
      <text:p text:style-name="P1">Who follows you in sleep, the steel door so precise and</text:p>
      <text:p text:style-name="P1">brushed.</text:p>
      <text:p text:style-name="P2">“when will things be safe?” from the logarithmic spiral of a toothy </text:p>
      <text:p text:style-name="P17">southern grin.</text:p>
      <text:p text:style-name="P1"><text:soft-page-break/>domestic fantasies so powerful you wake up cradling</text:p>
      <text:p text:style-name="P1">consumer goods.</text:p>
      <text:p text:style-name="P1">stories from a man in jail about being violent against someone until they shit themselves.</text:p>
      <text:p text:style-name="P1">waking up asking “where is justice?” hallucinating indiscernible figures in</text:p>
      <text:p text:style-name="P1">dish suds.</text:p>
      <text:p text:style-name="P1">in a chant, alone, “there is a future,” tautologically sound.</text:p>
      <text:p text:style-name="P1">later, masturbating silently while circuiting your gaze in a loop of the </text:p>
      <text:p text:style-name="P1">woodgrain.</text:p>
      <text:p text:style-name="P3">someone <text:span text:style-name="T8">spends everyday in bed for eight years and gets malignant brain cancer</text:span>,</text:p>
      <text:p text:style-name="P1">unrelated.</text:p>
      <text:p text:style-name="P35">II</text:p>
      <text:p text:style-name="P1"/>
      <text:p text:style-name="P1">so <text:span text:style-name="T10">complete</text:span> the feel of wrist,</text:p>
      <text:p text:style-name="P4">so too the walls swollen in the <text:span text:style-name="T10">retinal</text:span> shine</text:p>
      <text:p text:style-name="P5">n<text:span text:style-name="T11">o one can see the </text:span>swaths rubbing </text:p>
      <text:p text:style-name="P18">in the space <text:span text:style-name="T11">v</text:span>ibrating behind your eyes</text:p>
      <text:p text:style-name="P1">no fingers can glide that thing</text:p>
      <text:p text:style-name="P5"><text:span text:style-name="T11">beyond</text:span> the <text:span text:style-name="T6">black</text:span> cache hiding</text:p>
      <text:p text:style-name="P6">there is safety in th<text:span text:style-name="T11">at</text:span> glint of a </text:p>
      <text:p text:style-name="P19">Nothing inside</text:p>
      <text:p text:style-name="P2">a <text:span text:style-name="T7">silent</text:span> wink for Who?</text:p>
      <text:p text:style-name="P17"/>
      <text:p text:style-name="P1">the witness</text:p>
      <text:p text:style-name="P1"><text:span text:style-name="T12">cloaked</text:span> in arboreal shroud</text:p>
      <text:p text:style-name="P22">lithe the exit, lithe the absence</text:p>
      <text:p text:style-name="P1">no one can see you here</text:p>
      <text:p text:style-name="P32"/>
      <text:p text:style-name="P29"/>
      <text:p text:style-name="P1">the witness</text:p>
      <text:p text:style-name="P1"/>
      <text:p text:style-name="P1"><text:soft-page-break/>where are you</text:p>
      <text:p text:style-name="P13"><text:span text:style-name="T1">i dream about you ofte</text:span><text:bookmark-start text:name="__DdeLink__5057_1097742573"/><text:span text:style-name="T1">n</text:span><text:bookmark-end text:name="__DdeLink__5057_1097742573"/></text:p>
      <text:p text:style-name="P1">in my dreams you are ok</text:p>
      <text:p text:style-name="P35">III</text:p>
      <text:p text:style-name="P1"/>
      <text:p text:style-name="P7">Who in the myelin glow said nothing,</text:p>
      <text:p text:style-name="P1">stirring from the clonic dreams of safety, finally.</text:p>
      <text:p text:style-name="P1">on an arm tapping absently in seeming encryption,</text:p>
      <text:p text:style-name="P8">these fingers are unconditional syndicates.</text:p>
      <text:p text:style-name="P1">Who witnessed the bacteria in unbroken recursion,</text:p>
      <text:p text:style-name="P9">convoluting into a</text:p>
      <text:p text:style-name="P30">terminal black,</text:p>
      <text:p text:style-name="P32">exhausting.</text:p>
      <text:p text:style-name="P1"/>
      <text:p text:style-name="P1">“THERE IS LOVE IN THIS </text:p>
      <text:p text:style-name="P1">FLUORESCENT MEDITATION.”</text:p>
      <text:p text:style-name="P1"/>
      <text:p text:style-name="P1">this germ mourning not</text:p>
      <text:p text:style-name="P1">the pinkish lye</text:p>
      <text:p text:style-name="P23"><text:span text:style-name="T2">the quiet</text:span><text:span text:style-name="T3">ing</text:span></text:p>
      <text:p text:style-name="P1">the vacancy</text:p>
      <text:p text:style-name="P1"/>
      <text:p text:style-name="P1">Who sits in a room of prime numbers.</text:p>
      <text:p text:style-name="P35"><text:span text:style-name="T6">I</text:span>V</text:p>
      <text:p text:style-name="P36"/>
      <text:p text:style-name="P1">these garbage bags are ninety-nine cents and fit most kitchen cans</text:p>
      <text:p text:style-name="P1">these garbage bags have odor eliminating power from a sister company</text:p>
      <text:p text:style-name="P1">these garbage bags are black and have yellow ties</text:p>
      <text:p text:style-name="P1">these garbage bags are white and have black ties</text:p>
      <text:p text:style-name="P35"><text:span text:style-name="T6">V</text:span></text:p>
      <text:p text:style-name="P1"/>
      <text:p text:style-name="P1">never thought you could fall in love </text:p>
      <text:p text:style-name="P1">until you met the man with neither</text:p>
      <text:p text:style-name="P1">feet nor hands on the safety yellow</text:p>
      <text:p text:style-name="P1">pentagon with the round head and</text:p>
      <text:p text:style-name="P1">the nondescript briefcase, wishing </text:p>
      <text:p text:style-name="P1">dearly to feel his <text:span text:style-name="T13">arm</text:span> on your arm,</text:p>
      <text:p text:style-name="P1">wishing dearly to be like the round- </text:p>
      <text:p text:style-name="P1">faced nondescript woman who also</text:p>
      <text:p text:style-name="P1">has no feet or hands, to be haunted</text:p>
      <text:p text:style-name="P1">by him as he hovers between two </text:p>
      <text:p text:style-name="P1">parallel lines, like the nondescript</text:p>
      <text:p text:style-name="P1">woman with neither feet nor hands</text:p>
      <text:p text:style-name="P25"/>
      <text:p text:style-name="P25"/>
      <text:p text:style-name="P34"/>
      <text:p text:style-name="P35"><text:span text:style-name="T6">VI</text:span></text:p>
      <text:p text:style-name="P15"/>
      <text:p text:style-name="P24">010000010010000001010011010010010100110001000101010011100101010000100000010100110101000001001001010001000100010101010010000011010000101001010011010101000100000101001110010001000101001100100000010010010101001101001111010011000100000101010100010001010100010000100000000011010000101001000110010010010100110001000001010011010100010101001110010101000010000001010101010011100101001001000101010001010100110001001001010011100100011100001101000010100000110100001010010000010100111001000100001000000100110101011001001000000101001101001111010101010100110000100000000011010000101001010111010010000100010101010010010001010010000001011001010011110101010100100000010100110101010001000001010011100100010000001101000010100101001101010101010100100101001001001111010101010100111001000100010001<text:soft-page-break/>01010001000010000001000010010110010010000001001110010011110101010001001000010010010100111001000111000011010000101001010011010001010100111001000100010010010100111001000111000011010000101001010011010001010100010101001011010010010100111001000111000011010000101001010100010010000100010101010010010001010010000001001001010100110010000001001110010011110101010001001000010010010100111001000111000011010000101001010100010010000100010101010010010001010010000001001001010100110010000001001110010011110101010001001000010010010100111001000111000011010000101001010100010010000100010101010010010001010010000001001001010100110010000001001110010011110101010001001000010010010100111001000111</text:p>
      <text:p text:style-name="P35">VII</text:p>
      <text:p text:style-name="P1"/>
      <text:p text:style-name="P1">THE SUN WILL BURN OUT A THOUSAND TIMES</text:p>
      <text:p text:style-name="P1">THE SUN WILL BURN OUT A THOUSAND TIMES</text:p>
      <text:p text:style-name="P1">THE SUN WILL BURN OUT A THOUSAND TIMES</text:p>
      <text:p text:style-name="P1">THE SUN WILL BURN OUT A THOUSAND TIMES</text:p>
      <text:p text:style-name="P1">THE SUN WILL BURN OUT A THOUSAND TIMES</text:p>
      <text:p text:style-name="P1">THE SUN WILL BURN OUT A THOUSAND TIMES</text:p>
      <text:p text:style-name="P1">THE SUN WILL BURN OUT A THOUSAND TIMES</text:p>
      <text:p text:style-name="P1">THE SUN WILL BURN OUT A THOUSAND TIMES</text:p>
      <text:p text:style-name="P1">THE SUN WILL BURN OUT A THOUSAND TIMES</text:p>
      <text:p text:style-name="P1">THE SUN WILL BURN OUT A THOUSAND TIMES</text:p>
      <text:p text:style-name="P1">THE SUN WILL BURN OUT A THOUSAND TIMES</text:p>
      <text:p text:style-name="P1">THE SUN WILL BURN OUT A THOUSAND TIMES</text:p>
      <text:p text:style-name="P1">THE SUN WILL BURN OUT A THOUSAND TIMES</text:p>
      <text:p text:style-name="P1">THE SUN WILL BURN OUT A THOUSAND TIMES</text:p>
      <text:p text:style-name="P1">THE SUN WILL BURN OUT A THOUSAND TIMES</text:p>
      <text:p text:style-name="P1">THE SUN WILL BURN OUT A THOUSAND TIMES</text:p>
      <text:p text:style-name="P1">THE SUN WILL BURN OUT A THOUSAND TIMES</text:p>
      <text:p text:style-name="P1">THE SUN WILL BURN OUT A THOUSAND TIMES</text:p>
      <text:p text:style-name="P1"><text:soft-page-break/>THE SUN WILL BURN OUT A THOUSAND TIMES</text:p>
      <text:p text:style-name="P1">THE SUN WILL BURN OUT A THOUSAND TIMES</text:p>
      <text:p text:style-name="P1">THE SUN WILL BURN OUT A THOUSAND TIMES</text:p>
      <text:p text:style-name="P1">THE SUN WILL BURN OUT A THOUSAND TIMES</text:p>
      <text:p text:style-name="P1">THE SUN WILL BURN OUT A THOUSAND TIMES</text:p>
      <text:p text:style-name="P1">THE SUN WILL BURN OUT A THOUSAND TIMES</text:p>
      <text:p text:style-name="P1">THE SUN WILL BURN OUT A THOUSAND TIMES</text:p>
      <text:p text:style-name="P1">THE SUN WILL BURN OUT A THOUSAND TIMES</text:p>
      <text:p text:style-name="P1">BEFORE THE CROSSHATCH</text:p>
      <text:p text:style-name="P1">DO YOU SEE</text:p>
      <text:p text:style-name="P1">THE CROSSHATCH</text:p>
      <text:p text:style-name="P1">WHEN WILL THE BEAUTY BURN OUT</text:p>
      <text:p text:style-name="P1">THE CROSSHATCH A THOUSAND TIMES</text:p>
      <text:p text:style-name="P1">A THOUSAND TIMES THE EXFORMATION</text:p>
      <text:p text:style-name="P1">EXHUME THE FORTUNE OF THE</text:p>
      <text:p text:style-name="P1">MISPLACED BEAUTY</text:p>
      <text:p text:style-name="P1">THE SUN WILL BURN OUT A THOUSAND TIMES</text:p>
      <text:p text:style-name="P1">DO YOU SEE THE MISPLACED TIMES</text:p>
      <text:p text:style-name="P1">THROW THE LATTICE THE BEAUTY WILL MISPLACED</text:p>
      <text:p text:style-name="P1"><text:soft-page-break/>THE BEAUTY OF EXFORMATION</text:p>
      <text:p text:style-name="P1">WILL YOU SEE THE THE CROSSHATCH A THOUSAND TIMES</text:p>
      <text:p text:style-name="P1">THROW THE BEAUTY OF THE SUN</text:p>
      <text:p text:style-name="P1">EXHUME THE BEAUTY A THOUSAND TIMES</text:p>
      <text:p text:style-name="P1">THROW IT AWAY</text:p>
      <text:p text:style-name="P1">THROW IT AWAY</text:p>
      <text:p text:style-name="P1">THROW IT AWAY</text:p>
      <text:p text:style-name="P1">THE LATTICE OF EXFORMATION</text:p>
      <text:p text:style-name="P1">THE SUN WILL BURN OUT A THOUSAND TIMES</text:p>
      <text:p text:style-name="P1">MISPLACED AWAY</text:p>
      <text:p text:style-name="P1">THROW IT AWAY FORTUNE</text:p>
      <text:p text:style-name="P35">VIII</text:p>
      <text:p text:style-name="P36"/>
      <text:p text:style-name="P1">this lacuna </text:p>
      <text:p text:style-name="P1">inviolate and still</text:p>
      <text:p text:style-name="P1">in the hush of figures</text:p>
      <text:p text:style-name="P1">curling inward, inward.</text:p>
      <text:p text:style-name="P1">there is a place here</text:p>
      <text:p text:style-name="P1">covered in ashes</text:p>
      <text:p text:style-name="P1">there is a place</text:p>
      <text:p text:style-name="P1">acres of aloe</text:p>
      <text:p text:style-name="P1">in rite around </text:p>
      <text:p text:style-name="P1">the black of a</text:p>
      <text:p text:style-name="P1">monolith puncture</text:p>
      <text:p text:style-name="P1">do not disturb me</text:p>
      <text:p text:style-name="P1">i am very peaceful here</text:p>
      <text:p text:style-name="P1"/>
      <text:p text:style-name="P1">have you ever touched something so perfect</text:p>
      <text:p text:style-name="P1">so complete and empty</text:p>
      <text:p text:style-name="P1">no fingers can glide that indefinable thing</text:p>
      <text:p text:style-name="P1">no one sees the nectar vanish from the rind</text:p>
      <text:p text:style-name="P1"><text:soft-page-break/></text:p>
      <text:p text:style-name="P1">there is something telekinetic in the </text:p>
      <text:p text:style-name="P1">way you move your atoms</text:p>
      <text:p text:style-name="P1">your atoms which are mostly empty</text:p>
      <text:p text:style-name="P1">your form which keeps you</text:p>
      <text:p text:style-name="P1">from truly touching anything, you,</text:p>
      <text:p text:style-name="P1">an apollonian gasket,</text:p>
      <text:p text:style-name="P1">you will never touch anything</text:p>
      <text:p text:style-name="P1">not even yourself</text:p>
      <text:p text:style-name="P25"/>
      <text:p text:style-name="P33"/>
      <text:p text:style-name="P33"/>
      <text:p text:style-name="P35"><text:span text:style-name="T5">IX</text:span><text:span text:style-name="T1"> </text:span></text:p>
      <text:p text:style-name="P1"/>
      <text:p text:style-name="P1">lava looks thick and plush, like if touched it would give or puncture</text:p>
      <text:p text:style-name="P1">taste buds zoomed in resemble a new york cemetery</text:p>
      <text:p text:style-name="P1">how to touch grapefruit without contamination</text:p>
      <text:p text:style-name="P1">people get impregnated from doorknob contact a statistically insignificant number of times per year</text:p>
      <text:p text:style-name="P1">a goose bill zoomed <text:s/>in resembles a brooklyn cemetery</text:p>
      <text:p text:style-name="P1">there is nothing left but impress</text:p>
      <text:p text:style-name="P1">a truant shadow lingers here</text:p>
      <text:p text:style-name="P1">lava is unrelenting and not a beanbag</text:p>
      <text:p text:style-name="P1">in a sour palm two halves</text:p>
      <text:p text:style-name="P1"/>
      <text:p text:style-name="P35">X</text:p>
      <text:p text:style-name="P1"/>
      <text:p text:style-name="P1">invisibly dappled and alive </text:p>
      <text:p text:style-name="P1">nectarine swarming</text:p>
      <text:p text:style-name="P1">contact is a language…...</text:p>
      <text:p text:style-name="P1">your hands: doorknobs electrical plugs sweets bed </text:p>
      <text:p text:style-name="P14"><text:span text:style-name="T1">the </text:span><text:span text:style-name="T4">absent</text:span><text:span text:style-name="T1"> wires plums bus another’s hands linens light switch.</text:span></text:p>
      <text:p text:style-name="P1">most things touched</text:p>
      <text:p text:style-name="P1">inanimate but life damp</text:p>
      <text:p text:style-name="P1">festering like heavy gauze</text:p>
      <text:p text:style-name="P1">on them commutative</text:p>
      <text:p text:style-name="P1">and expanding,</text:p>
      <text:p text:style-name="P8">endo/exogeny.</text:p>
      <text:p text:style-name="P1">like drowning in </text:p>
      <text:p text:style-name="P1">cotton and</text:p>
      <text:p text:style-name="P1">shouting the</text:p>
      <text:p text:style-name="P1">reach deadens</text:p>
      <text:p text:style-name="P1">fast but disrupts</text:p>
      <text:p text:style-name="P1">swaths tiny,</text:p>
      <text:p text:style-name="P1"><text:soft-page-break/>unseen, or like</text:p>
      <text:p text:style-name="P1">an 80s computing</text:p>
      <text:p text:style-name="P1">one liner </text:p>
      <text:p text:style-name="P1">to repeat </text:p>
      <text:p text:style-name="P1">slashes, a maze-</text:p>
      <text:p text:style-name="P1">like illusion,</text:p>
      <text:p text:style-name="P1">unsolvable, that </text:p>
      <text:p text:style-name="P1">continues forever, a</text:p>
      <text:p text:style-name="P1">tiny conceit, </text:p>
      <text:p text:style-name="P1">forever, </text:p>
      <text:p text:style-name="P1">Who</text:p>
      <text:p text:style-name="P1">is unreachable</text:p>
      <text:p text:style-name="P1">except</text:p>
      <text:p text:style-name="P1">by a </text:p>
      <text:p text:style-name="P1">semaphore</text:p>
      <text:p text:style-name="P1"/>
      <text:p text:style-name="P35">XI</text:p>
      <text:p text:style-name="P1"/>
      <text:p text:style-name="P10">strawberry grey </text:p>
      <text:p text:style-name="P20">with mold on</text:p>
      <text:p text:style-name="P1">palate resting</text:p>
      <text:p text:style-name="P1">a tired moth</text:p>
      <text:p text:style-name="P35">XII</text:p>
      <text:p text:style-name="P1"/>
      <text:p text:style-name="P1">Who beneath the gaussian snow asked for mercy:</text:p>
      <text:p text:style-name="P1">blue skies and green grass for those </text:p>
      <text:p text:style-name="P1">who end in the elysian fields, for</text:p>
      <text:p text:style-name="P1">there in the polytopes of n-dimension</text:p>
      <text:p text:style-name="P1">is a future,</text:p>
      <text:p text:style-name="P11">in this gentle system unreeling into</text:p>
      <text:p text:style-name="P1">Darkness from the folds</text:p>
      <text:p text:style-name="P1">of a silver-forest curtain,</text:p>
      <text:p text:style-name="P1">there is something more.</text:p>
      <text:p text:style-name="P1">there is love in immaterial,</text:p>
      <text:p text:style-name="P1">in the desperation of untouch,</text:p>
      <text:p text:style-name="P1">in the meek and irretrievable.</text:p>
      <text:p text:style-name="P16"/>
      <text:p text:style-name="P16"/>
      <text:p text:style-name="P1">if you look closely at the</text:p>
      <text:p text:style-name="P1">solder etch on a green board it</text:p>
      <text:p text:style-name="P8">may appear to be knossos labyrinth.</text:p>
      <text:p text:style-name="P1"/>
      <text:p text:style-name="P16"><text:soft-page-break/></text:p>
      <text:p text:style-name="P16">do not worry.</text:p>
      <text:p text:style-name="P1">these mazes</text:p>
      <text:p text:style-name="P1">are symbolic </text:p>
      <text:p text:style-name="P1">of elaborate</text:p>
      <text:p text:style-name="P1">danc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" svg:font-family="'Open Sans'"/>
    <style:font-face style:name="Trebuchet MS" svg:font-family="'Trebuchet MS'"/>
    <style:font-face style:name="Courier 10 Pitch" svg:font-family="'Courier 10 Pitch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1" svg:font-family="Arimo" style:font-family-generic="swiss" style:font-pitch="variable"/>
    <style:font-face style:name="Arimo" svg:font-family="Arimo" style:font-adornments="Bold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Heading_20_1" style:display-name="Heading 1" style:family="paragraph" style:parent-style-name="Standard" style:class="text" style:master-page-name="">
      <style:paragraph-properties fo:margin-top="0in" fo:margin-bottom="0in" loext:contextual-spacing="false" fo:line-height="125%" fo:keep-together="always" style:page-number="auto" fo:break-before="auto" fo:break-after="auto" fo:keep-with-next="always" style:writing-mode="lr-tb"/>
      <style:text-properties style:font-name="Arimo" fo:font-family="Arimo" style:font-style-name="Bold" style:font-family-generic="swiss" style:font-pitch="variable" fo:font-size="12pt" fo:font-weight="bold" style:font-name-asian="Trebuchet MS" style:font-family-asian="'Trebuchet MS'" style:font-size-asian="16pt" style:font-name-complex="Trebuchet MS" style:font-family-complex="'Trebuchet MS'" style:font-size-complex="16pt"/>
    </style:style>
    <style:style style:name="Heading_20_2" style:display-name="Heading 2" style:family="paragraph" style:parent-style-name="Standard" style:class="text">
      <style:paragraph-properties fo:margin-top="0.139in" fo:margin-bottom="0in" loext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3pt" fo:font-weight="bold" style:font-name-asian="Trebuchet MS" style:font-family-asian="'Trebuchet MS'" style:font-size-asian="13pt" style:font-weight-asian="bold" style:font-name-complex="Trebuchet MS" style:font-family-complex="'Trebuchet MS'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111in" fo:margin-bottom="0in" loext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2pt" fo:font-weight="bold" style:font-name-asian="Trebuchet MS" style:font-family-asian="'Trebuchet MS'" style:font-size-asian="12pt" style:font-weight-asian="bold" style:font-name-complex="Trebuchet MS" style:font-family-complex="'Trebuchet MS'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111in" fo:margin-bottom="0in" loext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text-underline-style="solid" style:text-underline-width="auto" style:text-underline-color="font-color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5" style:display-name="Heading 5" style:family="paragraph" style:parent-style-name="Standard" style:class="text">
      <style:paragraph-properties fo:margin-top="0.111in" fo:margin-bottom="0in" loext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6" style:display-name="Heading 6" style:family="paragraph" style:parent-style-name="Standard" style:class="text">
      <style:paragraph-properties fo:margin-top="0.111in" fo:margin-bottom="0in" loext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fo:font-style="italic" style:font-name-asian="Trebuchet MS" style:font-family-asian="'Trebuchet MS'" style:font-size-asian="11pt" style:font-style-asian="italic" style:font-name-complex="Trebuchet MS" style:font-family-complex="'Trebuchet MS'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in" fo:margin-bottom="0in" loext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21pt" style:font-name-asian="Trebuchet MS" style:font-family-asian="'Trebuchet MS'" style:font-size-asian="21pt" style:font-name-complex="Trebuchet MS" style:font-family-complex="'Trebuchet MS'" style:font-size-complex="21pt"/>
    </style:style>
    <style:style style:name="Subtitle" style:family="paragraph" style:parent-style-name="Standard" style:class="chapter">
      <style:paragraph-properties fo:margin-top="0in" fo:margin-bottom="0.139in" loext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3pt" fo:font-style="italic" style:font-name-asian="Trebuchet MS" style:font-family-asian="'Trebuchet MS'" style:font-size-asian="13pt" style:font-style-asian="italic" style:font-name-complex="Trebuchet MS" style:font-family-complex="'Trebuchet MS'" style:font-size-complex="13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2.75in" style:type="center"/>
          <style:tab-stop style:position="5.5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Untitled1" style:family="paragraph" style:parent-style-name="Heading_20_1" style:master-page-name="">
      <style:paragraph-properties style:page-number="auto"/>
      <style:text-properties fo:font-weight="bold"/>
    </style:style>
    <style:style style:name="Untitled2" style:family="paragraph" style:parent-style-name="Heading_20_1"/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5in" fo:page-height="5in" style:num-format="1" style:print-orientation="portrait" fo:margin-top="0.5299in" fo:margin-bottom="0.5299in" fo:margin-left="0.5299in" fo:margin-right="0.5299in" fo:border="none" fo:padding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5in" fo:page-height="5in" style:num-format="1" style:print-orientation="portrait" fo:margin-top="0.5299in" fo:margin-bottom="0.5299in" fo:margin-left="0.5299in" fo:margin-right="0.5299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7.5in" fo:page-height="7.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Linux_X86_64 LibreOffice_project/00m0$Build-2</meta:generator>
    <dc:title/>
    <meta:editing-cycles>5</meta:editing-cycles>
    <meta:editing-duration>PT17M36S</meta:editing-duration>
    <meta:creation-date>2016-01-06T00:29:00.554907131</meta:creation-date>
    <dc:date>2016-01-09T17:35:38.833139993</dc:date>
    <meta:document-statistic meta:table-count="0" meta:image-count="0" meta:object-count="0" meta:page-count="27" meta:paragraph-count="244" meta:word-count="1175" meta:character-count="7897" meta:non-whitespace-character-count="6862"/>
  </office:meta>
</office:document-meta>
</file>